
<file path=META-INF/manifest.xml><?xml version="1.0" encoding="utf-8"?>
<manifest:manifest xmlns:manifest="urn:oasis:names:tc:opendocument:xmlns:manifest:1.0" manifest:version="1.2">
  <manifest:file-entry manifest:media-type="application/vnd.oasis.opendocument.tex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uilding a Windows DLL for MinGW in MSYS2 MINGW64</text:h>
      <text:p text:style-name="Standard"/>
      <text:list xml:id="list4643151747369454720" text:style-name="L1">
        <text:list-item>
          <text:p text:style-name="P1">Open the 'MSYS2 MINGW64' terminal.</text:p>
          <text:p text:style-name="P1"/>
        </text:list-item>
        <text:list-item>
          <text:p text:style-name="P1">Update the MSYS2 environment.</text:p>
        </text:list-item>
      </text:list>
      <text:list xml:id="list7375627926915147658" text:style-name="L2">
        <text:list-item>
          <text:list>
            <text:list-item>
              <text:p text:style-name="P2">$ pacman -Suy</text:p>
            </text:list-item>
          </text:list>
        </text:list-item>
      </text:list>
      <text:p text:style-name="Standard"/>
      <text:list xml:id="list24578109" text:continue-list="list4643151747369454720" text:style-name="L1">
        <text:list-item>
          <text:p text:style-name="P1">Install the CMake, Make and GCC toolchain.</text:p>
        </text:list-item>
      </text:list>
      <text:list xml:id="list6734662165258552604" text:style-name="L3">
        <text:list-item>
          <text:list>
            <text:list-item>
              <text:p text:style-name="P3">$ pacman -S mingw-w64-x86_64-cmake</text:p>
            </text:list-item>
            <text:list-item>
              <text:p text:style-name="P3">$ pacman -S mingw-w64-x86_64-make</text:p>
            </text:list-item>
            <text:list-item>
              <text:p text:style-name="P3">$ pacman -S mingw-w64-x86_64-toolchain</text:p>
            </text:list-item>
          </text:list>
        </text:list-item>
      </text:list>
      <text:p text:style-name="Standard"/>
      <text:list xml:id="list24594219" text:continue-list="list24578109" text:style-name="L1">
        <text:list-item>
          <text:p text:style-name="P1">Build the project.</text:p>
        </text:list-item>
      </text:list>
      <text:list xml:id="list4963355539337293805" text:style-name="L4">
        <text:list-item>
          <text:list>
            <text:list-item>
              <text:p text:style-name="P4">cd &lt;Source-Folder&gt;</text:p>
            </text:list-item>
            <text:list-item>
              <text:p text:style-name="P4">$ cmake . -B "_BUILD_" -G "MinGW Makefiles"</text:p>
            </text:list-item>
            <text:list-item>
              <text:p text:style-name="P4">$ cmake --build _BUILD_</text:p>
            </text:list-item>
          </text:list>
        </text:list-item>
      </text:list>
      <text:p text:style-name="Standard"/>
      <text:list xml:id="list24606981" text:continue-list="list24594219" text:style-name="L1">
        <text:list-item>
          <text:p text:style-name="P1">Be happy.</text:p>
        </text:list-item>
      </text:list>
      <text:p text:style-name="Standard"/>
      <text:h text:style-name="Heading_20_1" text:outline-level="1">Building a WASM for MinGW in MSYS2 MINGW64</text:h>
      <text:p text:style-name="Text_20_body"/>
      <text:list xml:id="list3342953903534483599" text:style-name="L5">
        <text:list-item>
          <text:p text:style-name="P5">Install the Emscripten SDK</text:p>
          <text:p text:style-name="P5"/>
        </text:list-item>
        <text:list-item>
          <text:p text:style-name="P5">Perform the steps 1, 2 and 3 from the previous scenario.</text:p>
          <text:p text:style-name="P5"/>
        </text:list-item>
        <text:list-item>
          <text:p text:style-name="P5">Set the Emscripten's environment variables.</text:p>
        </text:list-item>
      </text:list>
      <text:list xml:id="list78941299773766364" text:style-name="L6">
        <text:list-item>
          <text:list>
            <text:list-item>
              <text:p text:style-name="P6">cd &lt;EmscptenSdkFolder&gt;</text:p>
            </text:list-item>
            <text:list-item>
              <text:p text:style-name="P6">$ source ./emsdk_env.sh</text:p>
            </text:list-item>
            <text:list-item>
              <text:p text:style-name="P6">$ echo $PATH</text:p>
            </text:list-item>
          </text:list>
        </text:list-item>
      </text:list>
      <text:p text:style-name="Standard"/>
      <text:list xml:id="list24576761" text:continue-list="list3342953903534483599" text:style-name="L5">
        <text:list-item>
          <text:p text:style-name="P5">Build the project. If the target environment is a web browser, then leave the command as it is. If the target environment is "Node.js", then chnage "<text:span text:style-name="T1">-o argon2.js</text:span>" to "<text:span text:style-name="T1">-o argon2.wasm</text:span>".</text:p>
        </text:list-item>
      </text:list>
      <text:list xml:id="list8821638299005841940" text:style-name="L7">
        <text:list-item>
          <text:list>
            <text:list-item>
              <text:p text:style-name="P7">cd &lt;Source-Folder&gt;</text:p>
            </text:list-item>
            <text:list-item>
              <text:p text:style-name="P7">$ emcmake cmake . -B "_BUILD_" -G "MinGW Makefiles"</text:p>
            </text:list-item>
            <text:list-item>
              <text:p text:style-name="P7">$ emmake cmake --build _BUILD_</text:p>
            </text:list-item>
            <text:list-item>
              <text:p text:style-name="P7">$ cd _BUILD_</text:p>
            </text:list-item>
            <text:list-item>
              <text:p text:style-name="P7">$ emcc libargon2.a -O3 <text:span text:style-name="T2">-o argon2.js</text:span> --no-entry -s EXPORTED_FUNCTIONS=["_argon2_ctx","_argon2_encodedlen","_argon2_error_message","_argon2_hash","_argon2_type2string","_argon2_verify","_argon2_verify_ctx","_argon2d_ctx","_argon2d_hash_encoded","_argon2d_hash_raw","_argon2d_verify","_argon2d_verify_ctx","_argon2i_ctx","_argon2i_hash_encoded","_argon2i_hash_raw","_argon2i_verify","_argon2i_verify_ctx","_argon2id_ctx","_argon2id_hash_encoded","_argon2id_hash_raw","_argon2id_verify","_argon2id_verify_ctx"]</text:p>
            </text:list-item>
          </text:list>
        </text:list-item>
      </text:list>
      <text:p text:style-name="Standard"/>
      <text:list xml:id="list24577097" text:continue-list="list24576761" text:style-name="L5">
        <text:list-item>
          <text:p text:style-name="P5">WASM is neither Intel x86 nor AMD64. It is a separate virtual ISA.</text:p>
        </text:list-item>
      </text:list>
      <text:p text:style-name="Standard"/>
      <text:h text:style-name="Heading_20_1" text:outline-level="1">Other scenarios</text:h>
      <text:p text:style-name="Standard"/>
      <text:p text:style-name="Standard">To build a project which does not have any CMake files and consists of a single C file:</text:p>
      <text:list xml:id="list9072096363325799141" text:style-name="L8">
        <text:list-item>
          <text:p text:style-name="P8">emcc sum.c -o sum.wasm --no-entry -s EXPORTED_FUNCTIONS=["_sum"]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7-13T16:58:34.75</meta:creation-date>
    <meta:editing-duration>PT2H9M58S</meta:editing-duration>
    <meta:editing-cycles>36</meta:editing-cycles>
    <meta:generator>OpenOffice/4.1.14$Win32 OpenOffice.org_project/4114m1$Build-9811</meta:generator>
    <dc:title>Default Page</dc:title>
    <dc:date>2023-12-06T04:34:37.59</dc:date>
    <meta:document-statistic meta:table-count="0" meta:image-count="0" meta:object-count="0" meta:page-count="1" meta:paragraph-count="30" meta:word-count="224" meta:character-count="1675"/>
    <meta:user-defined meta:name="Info 1"/>
    <meta:user-defined meta:name="Info 2"/>
    <meta:user-defined meta:name="Info 3"/>
    <meta:user-defined meta:name="Info 4"/>
    <meta:template xlink:type="simple" xlink:actuate="onRequest" xlink:title="Default Page" xlink:href="../../../../OpenOffice/4/user/template/Default%20Page.ott" meta:date="2023-07-13T16:58:34.75"/>
  </office:meta>
</office:document-meta>
</file>